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40000000102C5EBBF7.png" manifest:media-type="image/png"/>
  <manifest:file-entry manifest:full-path="Pictures/1000000100000040000000107468C118.png" manifest:media-type="image/png"/>
  <manifest:file-entry manifest:full-path="Pictures/100000010000004000000010ACAA749C.png" manifest:media-type="image/png"/>
  <manifest:file-entry manifest:full-path="Pictures/100000010000004000000010DAAC726E.png" manifest:media-type="image/png"/>
  <manifest:file-entry manifest:full-path="Pictures/100000010000004000000010B6FCA1AF.png" manifest:media-type="image/png"/>
  <manifest:file-entry manifest:full-path="Pictures/10000001000000400000001054E816E6.png" manifest:media-type="image/png"/>
  <manifest:file-entry manifest:full-path="Pictures/100000010000004000000010299913F2.png" manifest:media-type="image/png"/>
  <manifest:file-entry manifest:full-path="Pictures/10000001000000400000001077AF34EB.png" manifest:media-type="image/png"/>
  <manifest:file-entry manifest:full-path="Pictures/1000000100000040000000109FC31183.png" manifest:media-type="image/png"/>
  <manifest:file-entry manifest:full-path="Pictures/10000001000000400000001038D10B62.png" manifest:media-type="image/png"/>
  <manifest:file-entry manifest:full-path="Pictures/10000001000000400000001064D18BA2.png" manifest:media-type="image/png"/>
  <manifest:file-entry manifest:full-path="Pictures/100000010000004000000010711E4789.png" manifest:media-type="image/png"/>
  <manifest:file-entry manifest:full-path="Pictures/100000010000004000000010CE4E44E0.png" manifest:media-type="image/png"/>
  <manifest:file-entry manifest:full-path="Pictures/100000010000004000000010BE151221.png" manifest:media-type="image/png"/>
  <manifest:file-entry manifest:full-path="Pictures/100000010000004000000010A4CDD8EE.png" manifest:media-type="image/png"/>
  <manifest:file-entry manifest:full-path="Pictures/100000010000004000000010AAF9EE70.png" manifest:media-type="image/png"/>
  <manifest:file-entry manifest:full-path="Pictures/100000010000004000000010654B316C.png" manifest:media-type="image/png"/>
  <manifest:file-entry manifest:full-path="Pictures/1000000100000040000000106EBF65C8.png" manifest:media-type="image/png"/>
  <manifest:file-entry manifest:full-path="Pictures/100000010000004000000010A5505E7F.png" manifest:media-type="image/png"/>
  <manifest:file-entry manifest:full-path="Pictures/100000010000004000000010EFDBFF48.png" manifest:media-type="image/png"/>
  <manifest:file-entry manifest:full-path="Pictures/1000000100000040000000103AB8891F.png" manifest:media-type="image/png"/>
  <manifest:file-entry manifest:full-path="Pictures/10000001000000400000001033E280A4.png" manifest:media-type="image/png"/>
  <manifest:file-entry manifest:full-path="Pictures/10000001000000400000001036643334.png" manifest:media-type="image/png"/>
  <manifest:file-entry manifest:full-path="Pictures/1000000100000040000000100B21B3C7.png" manifest:media-type="image/png"/>
  <manifest:file-entry manifest:full-path="Pictures/1000000100000040000000102BEA7F73.png" manifest:media-type="image/png"/>
  <manifest:file-entry manifest:full-path="Pictures/100000010000004000000010695AC47F.png" manifest:media-type="image/png"/>
  <manifest:file-entry manifest:full-path="Pictures/1000000100000040000000100851B65A.png" manifest:media-type="image/png"/>
  <manifest:file-entry manifest:full-path="Pictures/100000010000004000000010571B777C.png" manifest:media-type="image/png"/>
  <manifest:file-entry manifest:full-path="Pictures/1000000100000040000000105064F6F1.png" manifest:media-type="image/png"/>
  <manifest:file-entry manifest:full-path="Pictures/100000010000004000000010C027BCCC.png" manifest:media-type="image/png"/>
  <manifest:file-entry manifest:full-path="Pictures/10000001000000400000001008C25413.png" manifest:media-type="image/png"/>
  <manifest:file-entry manifest:full-path="Pictures/10000001000000400000001035C6F73F.png" manifest:media-type="image/png"/>
  <manifest:file-entry manifest:full-path="Pictures/100000010000004000000010EB4ADDA5.png" manifest:media-type="image/png"/>
  <manifest:file-entry manifest:full-path="Pictures/10000001000000400000001011DA1402.png" manifest:media-type="image/png"/>
  <manifest:file-entry manifest:full-path="Pictures/1000000100000040000000101C75B54D.png" manifest:media-type="image/png"/>
  <manifest:file-entry manifest:full-path="Pictures/100000010000004000000010F3127FC8.png" manifest:media-type="image/png"/>
  <manifest:file-entry manifest:full-path="Pictures/1000000100000040000000107250AB27.png" manifest:media-type="image/png"/>
  <manifest:file-entry manifest:full-path="Pictures/100000010000004000000010882615FD.png" manifest:media-type="image/png"/>
  <manifest:file-entry manifest:full-path="Pictures/1000000100000040000000100EF31531.png" manifest:media-type="image/png"/>
  <manifest:file-entry manifest:full-path="Pictures/1000000100000040000000105BDACF8D.png" manifest:media-type="image/png"/>
  <manifest:file-entry manifest:full-path="Pictures/100000010000004000000010B4668476.png" manifest:media-type="image/png"/>
  <manifest:file-entry manifest:full-path="Pictures/1000000100000040000000108022CE0C.png" manifest:media-type="image/png"/>
  <manifest:file-entry manifest:full-path="Pictures/100000010000004000000010B8C59201.png" manifest:media-type="image/png"/>
  <manifest:file-entry manifest:full-path="Pictures/1000000100000040000000102B1250C7.png" manifest:media-type="image/png"/>
  <manifest:file-entry manifest:full-path="Pictures/1000000100000040000000108A5F6F22.png" manifest:media-type="image/png"/>
  <manifest:file-entry manifest:full-path="Pictures/100000010000004000000010F60DD895.png" manifest:media-type="image/png"/>
  <manifest:file-entry manifest:full-path="Pictures/100000010000004000000010652D688C.png" manifest:media-type="image/png"/>
  <manifest:file-entry manifest:full-path="Pictures/100000010000004000000010B40A7640.png" manifest:media-type="image/png"/>
  <manifest:file-entry manifest:full-path="Pictures/100000010000004000000010544B26D9.png" manifest:media-type="image/png"/>
  <manifest:file-entry manifest:full-path="Pictures/1000000100000040000000103974F8F7.png" manifest:media-type="image/png"/>
  <manifest:file-entry manifest:full-path="Pictures/10000001000000400000001050B715FE.png" manifest:media-type="image/png"/>
  <manifest:file-entry manifest:full-path="Pictures/100000010000004000000010E27A3A88.png" manifest:media-type="image/png"/>
  <manifest:file-entry manifest:full-path="Pictures/10000001000000400000001099AE08C6.png" manifest:media-type="image/png"/>
  <manifest:file-entry manifest:full-path="Pictures/1000000100000040000000107BC46DAF.png" manifest:media-type="image/png"/>
  <manifest:file-entry manifest:full-path="Pictures/10000001000000400000001037E663C2.png" manifest:media-type="image/png"/>
  <manifest:file-entry manifest:full-path="Pictures/10000001000000400000001099C57F6B.png" manifest:media-type="image/png"/>
  <manifest:file-entry manifest:full-path="Pictures/1000000100000040000000101B8EF511.png" manifest:media-type="image/png"/>
  <manifest:file-entry manifest:full-path="Pictures/100000010000004000000010D13669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59cm"/>
    </style:style>
    <style:style style:name="co2" style:family="table-column">
      <style:table-column-properties fo:break-before="auto" style:column-width="0.564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3.4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10" style:family="table-cell" style:parent-style-name="Default"/>
    <style:style style:name="ce5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dddddd" fo:border="0.74pt solid #000000"/>
    </style:style>
    <style:style style:name="ce14" style:family="table-cell" style:parent-style-name="Default">
      <style:table-cell-properties fo:background-color="#00a933" fo:border="0.74pt solid #000000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1" style:family="table-cell" style:parent-style-name="Default"/>
    <style:style style:name="ce20" style:family="table-cell" style:parent-style-name="Default">
      <style:table-cell-properties fo:background-color="transparent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6380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Internal name</text:p>
          </table:table-cell>
          <table:table-cell table:style-name="ce1" office:value-type="string" calcext:value-type="string">
            <text:p>Found in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FHR-foldedushanka</text:p>
          </table:table-cell>
          <table:table-cell>
            <draw:frame draw:z-index="21" draw:name="Image 24" draw:style-name="gr1" draw:text-style-name="P1" svg:width="1.759cm" svg:height="0.424cm" svg:x="0cm" svg:y="0cm">
              <draw:image xlink:href="Pictures/1000000100000040000000105BDACF8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furaviator</text:p>
          </table:table-cell>
          <table:table-cell>
            <draw:frame draw:z-index="22" draw:name="Image 25" draw:style-name="gr1" draw:text-style-name="P1" svg:width="1.759cm" svg:height="0.424cm" svg:x="0cm" svg:y="0cm">
              <draw:image xlink:href="Pictures/100000010000004000000010EB4ADDA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pex rebels</text:p>
          </table:table-cell>
          <table:table-cell office:value-type="string" calcext:value-type="string">
            <text:p>FHR-apexMilitary</text:p>
          </table:table-cell>
          <table:table-cell office:value-type="string" calcext:value-type="string">
            <text:p>apexcampRar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nmask</text:p>
          </table:table-cell>
          <table:table-cell>
            <draw:frame draw:z-index="2" draw:name="Image 5" draw:style-name="gr1" draw:text-style-name="P1" svg:width="1.76cm" svg:height="0.424cm" svg:x="0cm" svg:y="0cm">
              <draw:image xlink:href="Pictures/100000010000004000000010C027BCC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avian temple</text:p>
          </table:table-cell>
          <table:table-cell/>
          <table:table-cell office:value-type="string" calcext:value-type="string">
            <text:p>aviantempl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viatorhelmet</text:p>
          </table:table-cell>
          <table:table-cell>
            <draw:frame draw:z-index="6" draw:name="Image 9" draw:style-name="gr1" draw:text-style-name="P1" svg:width="1.76cm" svg:height="0.424cm" svg:x="0cm" svg:y="18.062cm">
              <draw:image xlink:href="Pictures/10000001000000400000001033E280A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eanie</text:p>
          </table:table-cell>
          <table:table-cell>
            <draw:frame draw:z-index="7" draw:name="Image 10" draw:style-name="gr1" draw:text-style-name="P1" svg:width="1.76cm" svg:height="0.424cm" svg:x="0cm" svg:y="18.062cm">
              <draw:image xlink:href="Pictures/100000010000004000000010571B777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aterhat</text:p>
          </table:table-cell>
          <table:table-cell>
            <draw:frame draw:z-index="23" draw:name="Image 26" draw:style-name="gr1" draw:text-style-name="P1" svg:width="1.759cm" svg:height="0.424cm" svg:x="0cm" svg:y="18.063cm">
              <draw:image xlink:href="Pictures/1000000100000040000000105064F6F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ssoftheplains</text:p>
          </table:table-cell>
          <table:table-cell>
            <draw:frame draw:z-index="53" draw:name="Image 55" draw:style-name="gr1" draw:text-style-name="P1" svg:width="1.759cm" svg:height="0.424cm" svg:x="0cm" svg:y="18.062cm">
              <draw:image xlink:href="Pictures/100000010000004000000010695AC4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wlerhat</text:p>
          </table:table-cell>
          <table:table-cell>
            <draw:frame draw:z-index="28" draw:name="Image 30" draw:style-name="gr1" draw:text-style-name="P1" svg:width="1.759cm" svg:height="0.424cm" svg:x="0cm" svg:y="19.417cm">
              <draw:image xlink:href="Pictures/1000000100000040000000101C75B54D.png" xlink:type="simple" xlink:show="embed" xlink:actuate="onLoad" draw:mime-type="image/png">
                <text:p/>
              </draw:image>
            </draw:frame>
          </table:table-cell>
          <table:table-cell table:style-name="ce6" office:value-type="string" calcext:value-type="string">
            <text:p>generic</text:p>
          </table:table-cell>
          <table:table-cell table:style-name="ce7" office:value-type="string" calcext:value-type="string">
            <text:p>costume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deerstalkerhat</text:p>
          </table:table-cell>
          <table:table-cell>
            <draw:frame draw:z-index="37" draw:name="Image 39" draw:style-name="gr1" draw:text-style-name="P1" svg:width="1.759cm" svg:height="0.424cm" svg:x="0cm" svg:y="19.417cm">
              <draw:image xlink:href="Pictures/1000000100000040000000100851B65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table:style-name="ce5" office:value-type="string" calcext:value-type="string">
            <text:p>FHR-fishbowl</text:p>
          </table:table-cell>
          <table:table-cell table:style-name="ce5">
            <draw:frame draw:z-index="24" draw:name="Image 1" draw:style-name="gr1" draw:text-style-name="P1" svg:width="1.759cm" svg:height="0.424cm" svg:x="0cm" svg:y="19.416cm">
              <draw:image xlink:href="Pictures/1000000100000040000000100B21B3C7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generic</text:p>
          </table:table-cell>
          <table:table-cell table:number-columns-repeated="2" table:style-name="ce5" office:value-type="string" calcext:value-type="string">
            <text:p>costume</text:p>
          </table:table-cell>
          <table:table-cell table:style-name="ce14" table:number-columns-repeated="16379"/>
        </table:table-row>
        <table:table-row table:style-name="ro1">
          <table:table-cell office:value-type="string" calcext:value-type="string">
            <text:p>FHR-flatcap</text:p>
          </table:table-cell>
          <table:table-cell>
            <draw:frame draw:z-index="30" draw:name="Image 32" draw:style-name="gr1" draw:text-style-name="P1" svg:width="1.759cm" svg:height="0.424cm" svg:x="0cm" svg:y="19.417cm">
              <draw:image xlink:href="Pictures/10000001000000400000001036643334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gunslingerhat</text:p>
          </table:table-cell>
          <table:table-cell>
            <draw:frame draw:z-index="27" draw:name="Image 29" draw:style-name="gr1" draw:text-style-name="P1" svg:width="1.759cm" svg:height="0.424cm" svg:x="0cm" svg:y="19.417cm">
              <draw:image xlink:href="Pictures/1000000100000040000000100EF3153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ot</text:p>
          </table:table-cell>
          <table:table-cell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table:style-name="ce5" office:value-type="string" calcext:value-type="string">
            <text:p>FHR-hockeymask</text:p>
          </table:table-cell>
          <table:table-cell table:style-name="ce5">
            <draw:frame draw:z-index="52" draw:name="Image 54" draw:style-name="gr1" draw:text-style-name="P1" svg:width="1.759cm" svg:height="0.424cm" svg:x="0cm" svg:y="19.417cm">
              <draw:image xlink:href="Pictures/1000000100000040000000103AB8891F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generic</text:p>
          </table:table-cell>
          <table:table-cell table:number-columns-repeated="2" table:style-name="ce5" office:value-type="string" calcext:value-type="string">
            <text:p>costume</text:p>
          </table:table-cell>
          <table:table-cell table:style-name="ce14" table:number-columns-repeated="16379"/>
        </table:table-row>
        <table:table-row table:style-name="ro1">
          <table:table-cell office:value-type="string" calcext:value-type="string">
            <text:p>FHR-morion</text:p>
          </table:table-cell>
          <table:table-cell>
            <draw:frame draw:z-index="4" draw:name="Image 7" draw:style-name="gr1" draw:text-style-name="P1" svg:width="1.808cm" svg:height="0.424cm" svg:x="0cm" svg:y="19.417cm">
              <draw:image xlink:href="Pictures/100000010000004000000010B466847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office:value-type="string" calcext:value-type="string">
            <text:p>FHR-moustacheglasses</text:p>
          </table:table-cell>
          <table:table-cell>
            <draw:frame draw:z-index="16" draw:name="Image 19" draw:style-name="gr1" draw:text-style-name="P1" svg:width="1.76cm" svg:height="0.424cm" svg:x="0cm" svg:y="19.417cm">
              <draw:image xlink:href="Pictures/100000010000004000000010652D688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style-name="ce3" table:number-columns-repeated="16379"/>
        </table:table-row>
        <table:table-row table:style-name="ro1">
          <table:table-cell table:style-name="ce12" office:value-type="string" calcext:value-type="string">
            <text:p>FHR-pigeon</text:p>
          </table:table-cell>
          <table:table-cell table:style-name="ce12">
            <draw:frame draw:z-index="45" draw:name="Image 47" draw:style-name="gr1" draw:text-style-name="P1" svg:width="1.759cm" svg:height="0.424cm" svg:x="0cm" svg:y="8.128cm">
              <draw:image xlink:href="Pictures/1000000100000040000000102B1250C7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generic</text:p>
          </table:table-cell>
          <table:table-cell table:number-columns-repeated="2" table:style-name="ce12" office:value-type="string" calcext:value-type="string">
            <text:p>costume</text:p>
          </table:table-cell>
          <table:table-cell table:style-name="ce20" table:number-columns-repeated="16379"/>
        </table:table-row>
        <table:table-row table:style-name="ro1">
          <table:table-cell table:style-name="ce5" office:value-type="string" calcext:value-type="string">
            <text:p>FHR-policehat</text:p>
          </table:table-cell>
          <table:table-cell table:style-name="ce5">
            <draw:frame draw:z-index="19" draw:name="Image 22" draw:style-name="gr1" draw:text-style-name="P1" svg:width="1.759cm" svg:height="0.424cm" svg:x="0cm" svg:y="10.386cm">
              <draw:image xlink:href="Pictures/1000000100000040000000108A5F6F22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generic</text:p>
          </table:table-cell>
          <table:table-cell table:number-columns-repeated="2" table:style-name="ce5" office:value-type="string" calcext:value-type="string">
            <text:p>costume</text:p>
          </table:table-cell>
          <table:table-cell table:style-name="ce5" table:number-columns-repeated="16379"/>
        </table:table-row>
        <table:table-row table:style-name="ro1">
          <table:table-cell table:style-name="ce5" office:value-type="string" calcext:value-type="string">
            <text:p>FHR-protectorateberet</text:p>
          </table:table-cell>
          <table:table-cell table:style-name="ce5">
            <draw:frame draw:z-index="3" draw:name="Image 6" draw:style-name="gr1" draw:text-style-name="P1" svg:width="1.76cm" svg:height="0.424cm" svg:x="0cm" svg:y="-6.322cm">
              <draw:image xlink:href="Pictures/1000000100000040000000103974F8F7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generic</text:p>
          </table:table-cell>
          <table:table-cell table:number-columns-repeated="2" table:style-name="ce5" office:value-type="string" calcext:value-type="string">
            <text:p>costume</text:p>
          </table:table-cell>
          <table:table-cell table:style-name="ce5" table:number-columns-repeated="16379"/>
        </table:table-row>
        <table:table-row table:style-name="ro1">
          <table:table-cell office:value-type="string" calcext:value-type="string">
            <text:p>FHR-shades</text:p>
          </table:table-cell>
          <table:table-cell>
            <draw:frame draw:z-index="8" draw:name="Image 11" draw:style-name="gr1" draw:text-style-name="P1" svg:width="1.76cm" svg:height="0.424cm" svg:x="0cm" svg:y="-6.322cm">
              <draw:image xlink:href="Pictures/10000001000000400000001050B715F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Casual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oldierhelmet</text:p>
          </table:table-cell>
          <table:table-cell>
            <draw:frame draw:z-index="9" draw:name="Image 12" draw:style-name="gr1" draw:text-style-name="P1" svg:width="1.76cm" svg:height="0.424cm" svg:x="0cm" svg:y="-6.322cm">
              <draw:image xlink:href="Pictures/100000010000004000000010E27A3A8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aditionalheadband</text:p>
          </table:table-cell>
          <table:table-cell>
            <draw:frame draw:z-index="11" draw:name="Image 14" draw:style-name="gr1" draw:text-style-name="P1" svg:width="1.76cm" svg:height="0.424cm" svg:x="0cm" svg:y="-6.322cm">
              <draw:image xlink:href="Pictures/10000001000000400000001011DA140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rilby</text:p>
          </table:table-cell>
          <table:table-cell>
            <draw:frame draw:z-index="12" draw:name="Image 15" draw:style-name="gr1" draw:text-style-name="P1" svg:width="1.76cm" svg:height="0.424cm" svg:x="0cm" svg:y="-6.322cm">
              <draw:image xlink:href="Pictures/1000000100000040000000107BC46D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table:number-columns-repeated="2" office:value-type="string" calcext:value-type="string">
            <text:p>costu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enturionhelmet</text:p>
          </table:table-cell>
          <table:table-cell>
            <draw:frame draw:z-index="17" draw:name="Image 20" draw:style-name="gr1" draw:text-style-name="P1" svg:width="1.76cm" svg:height="0.424cm" svg:x="0cm" svg:y="-6.322cm">
              <draw:image xlink:href="Pictures/1000000100000040000000101B8EF51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romanhelmet</text:p>
          </table:table-cell>
          <table:table-cell>
            <draw:frame draw:z-index="18" draw:name="Image 21" draw:style-name="gr1" draw:text-style-name="P1" svg:width="1.76cm" svg:height="0.424cm" svg:x="0cm" svg:y="-6.321cm">
              <draw:image xlink:href="Pictures/100000010000004000000010D13669CA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artanhelmet</text:p>
          </table:table-cell>
          <table:table-cell>
            <draw:frame draw:z-index="20" draw:name="Image 23" draw:style-name="gr1" draw:text-style-name="P1" svg:width="1.759cm" svg:height="0.424cm" svg:x="0cm" svg:y="-6.322cm">
              <draw:image xlink:href="Pictures/100000010000004000000010B40A764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FHR-ancientHelm</text:p>
          </table:table-cell>
          <table:table-cell office:value-type="string" calcext:value-type="string">
            <text:p>florancany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hardhat</text:p>
          </table:table-cell>
          <table:table-cell>
            <draw:frame draw:z-index="25" draw:name="Image 27" draw:style-name="gr1" draw:text-style-name="P1" svg:width="1.759cm" svg:height="0.424cm" svg:x="0cm" svg:y="-6.321cm">
              <draw:image xlink:href="Pictures/1000000100000040000000102BEA7F7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eldingmask</text:p>
          </table:table-cell>
          <table:table-cell>
            <draw:frame draw:z-index="29" draw:name="Image 31" draw:style-name="gr1" draw:text-style-name="P1" svg:width="1.759cm" svg:height="0.424cm" svg:x="0cm" svg:y="-6.322cm">
              <draw:image xlink:href="Pictures/100000010000004000000010F3127FC8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office:value-type="string" calcext:value-type="string">
            <text:p>foundar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implehood</text:p>
          </table:table-cell>
          <table:table-cell>
            <draw:frame draw:z-index="32" draw:name="Image 34" draw:style-name="gr1" draw:text-style-name="P1" svg:width="1.759cm" svg:height="0.424cm" svg:x="0cm" svg:y="-6.322cm">
              <draw:image xlink:href="Pictures/10000001000000400000001099C57F6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litch village</text:p>
          </table:table-cell>
          <table:table-cell office:value-type="string" calcext:value-type="string">
            <text:p>FHR-spore</text:p>
          </table:table-cell>
          <table:table-cell office:value-type="string" calcext:value-type="string">
            <text:p>glitchvillageChestTreasur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FHR-backwardcap</text:p>
          </table:table-cell>
          <table:table-cell table:style-name="ce5">
            <draw:frame draw:z-index="34" draw:name="Image 36" draw:style-name="gr1" draw:text-style-name="P1" svg:width="1.759cm" svg:height="0.424cm" svg:x="0cm" svg:y="-6.322cm">
              <draw:image xlink:href="Pictures/1000000100000040000000107250AB27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human camp</text:p>
          </table:table-cell>
          <table:table-cell table:style-name="ce5" office:value-type="string" calcext:value-type="string">
            <text:p>FHR-humanCasual</text:p>
          </table:table-cell>
          <table:table-cell table:style-name="ce5" office:value-type="string" calcext:value-type="string">
            <text:p>humancampChestTreasure</text:p>
          </table:table-cell>
          <table:table-cell table:style-name="ce5" table:number-columns-repeated="16379"/>
        </table:table-row>
        <table:table-row table:style-name="ro1">
          <table:table-cell office:value-type="string" calcext:value-type="string">
            <text:p>FHR-militaryberet</text:p>
          </table:table-cell>
          <table:table-cell>
            <draw:frame draw:z-index="39" draw:name="Image 41" draw:style-name="gr1" draw:text-style-name="P1" svg:width="1.759cm" svg:height="0.424cm" svg:x="0cm" svg:y="-6.322cm">
              <draw:image xlink:href="Pictures/100000010000004000000010A5505E7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gasmask</text:p>
          </table:table-cell>
          <table:table-cell>
            <draw:frame draw:z-index="41" draw:name="Image 43" draw:style-name="gr1" draw:text-style-name="P1" svg:width="1.759cm" svg:height="0.424cm" svg:x="0cm" svg:y="-6.322cm">
              <draw:image xlink:href="Pictures/1000000100000040000000106EBF65C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oldsoldierhelmet</text:p>
          </table:table-cell>
          <table:table-cell>
            <draw:frame draw:z-index="42" draw:name="Image 44" draw:style-name="gr1" draw:text-style-name="P1" svg:width="1.759cm" svg:height="0.424cm" svg:x="0cm" svg:y="-6.322cm">
              <draw:image xlink:href="Pictures/100000010000004000000010AAF9EE7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newsboycap</text:p>
          </table:table-cell>
          <table:table-cell>
            <draw:frame draw:z-index="44" draw:name="Image 46" draw:style-name="gr1" draw:text-style-name="P1" svg:width="1.759cm" svg:height="0.424cm" svg:x="0cm" svg:y="-6.321cm">
              <draw:image xlink:href="Pictures/100000010000004000000010A4CDD8EE.png" xlink:type="simple" xlink:show="embed" xlink:actuate="onLoad" draw:mime-type="image/png">
                <text:p/>
              </draw:image>
            </draw:frame>
          </table:table-cell>
          <table:table-cell/>
          <table:table-cell office:value-type="string" calcext:value-type="string">
            <text:p>FHR-humanCasual</text:p>
          </table:table-cell>
          <table:table-cell office:value-type="string" calcext:value-type="string">
            <text:p>humanprisonChest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simpleconicalhat</text:p>
          </table:table-cell>
          <table:table-cell table:style-name="ce3">
            <draw:frame draw:z-index="47" draw:name="Image 49" draw:style-name="gr1" draw:text-style-name="P1" svg:width="1.759cm" svg:height="0.424cm" svg:x="0cm" svg:y="-6.322cm">
              <draw:image xlink:href="Pictures/100000010000004000000010BE15122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onicalhat</text:p>
          </table:table-cell>
          <table:table-cell>
            <draw:frame draw:z-index="54" draw:name="Image 56" draw:style-name="gr1" draw:text-style-name="P1" svg:width="1.759cm" svg:height="0.424cm" svg:x="0cm" svg:y="-6.321cm">
              <draw:image xlink:href="Pictures/100000010000004000000010B8C59201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urface hylotl</text:p>
          </table:table-cell>
          <table:table-cell/>
          <table:table-cell office:value-type="string" calcext:value-type="string">
            <text:p>hylotl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ntiquedivinghelmet</text:p>
          </table:table-cell>
          <table:table-cell>
            <draw:frame draw:z-index="55" draw:name="Image 57" draw:style-name="gr1" draw:text-style-name="P1" svg:width="1.759cm" svg:height="0.424cm" svg:x="0cm" svg:y="-6.322cm">
              <draw:image xlink:href="Pictures/10000001000000400000001035C6F73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hylotlruinedcity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winterhood</text:p>
          </table:table-cell>
          <table:table-cell>
            <draw:frame draw:z-index="46" draw:name="Image 48" draw:style-name="gr1" draw:text-style-name="P1" svg:width="1.759cm" svg:height="0.424cm" svg:x="0cm" svg:y="-4.064cm">
              <draw:image xlink:href="Pictures/100000010000004000000010F60DD895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hat</text:p>
          </table:table-cell>
          <table:table-cell>
            <draw:frame draw:z-index="5" draw:name="Image 8" draw:style-name="gr1" draw:text-style-name="P1" svg:width="1.76cm" svg:height="0.424cm" svg:x="0cm" svg:y="-4.064cm">
              <draw:image xlink:href="Pictures/100000010000004000000010CE4E44E0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mushroom</text:p>
          </table:table-cell>
          <table:table-cell table:style-name="ce8" office:value-type="string" calcext:value-type="string">
            <text:p>FHR-spore</text:p>
          </table:table-cell>
          <table:table-cell table:style-name="ce9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poremask</text:p>
          </table:table-cell>
          <table:table-cell>
            <draw:frame draw:z-index="26" draw:name="Image 28" draw:style-name="gr1" draw:text-style-name="P1" svg:width="1.759cm" svg:height="0.424cm" svg:x="0cm" svg:y="-5.871cm">
              <draw:image xlink:href="Pictures/10000001000000400000001008C2541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mushroom</text:p>
          </table:table-cell>
          <table:table-cell table:style-name="ce9" office:value-type="string" calcext:value-type="string">
            <text:p>FHR-spore</text:p>
          </table:table-cell>
          <table:table-cell table:style-name="ce9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adventurousfedora</text:p>
          </table:table-cell>
          <table:table-cell>
            <draw:frame draw:z-index="56" draw:name="Image 58" draw:style-name="gr1" draw:text-style-name="P1" svg:width="1.759cm" svg:height="0.424cm" svg:x="0cm" svg:y="-5.87cm">
              <draw:image xlink:href="Pictures/10000001000000400000001064D18BA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costume</text:p>
          </table:table-cell>
          <table:table-cell table:style-name="ce11" office:value-type="string" calcext:value-type="string">
            <text:p>naturalcaveChest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strawhat</text:p>
          </table:table-cell>
          <table:table-cell>
            <draw:frame draw:z-index="0" draw:name="Image 4" draw:style-name="gr1" draw:text-style-name="P1" svg:width="1.76cm" svg:height="0.424cm" svg:x="0cm" svg:y="-2.258cm">
              <draw:image xlink:href="Pictures/100000010000004000000010654B316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ocean</text:p>
          </table:table-cell>
          <table:table-cell table:number-columns-repeated="2" office:value-type="string" calcext:value-type="string">
            <text:p>oceanTreasure</text:p>
          </table:table-cell>
          <table:table-cell table:number-columns-repeated="16379"/>
        </table:table-row>
        <table:table-row table:style-name="ro1">
          <table:table-cell table:style-name="ce5" office:value-type="string" calcext:value-type="string">
            <text:p>FHR-aussiehat</text:p>
          </table:table-cell>
          <table:table-cell table:style-name="ce5">
            <draw:frame draw:z-index="51" draw:name="Image 53" draw:style-name="gr1" draw:text-style-name="P1" svg:width="1.759cm" svg:height="0.424cm" svg:x="0cm" svg:y="-0.451cm">
              <draw:image xlink:href="Pictures/10000001000000400000001099AE08C6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savana</text:p>
          </table:table-cell>
          <table:table-cell table:style-name="ce5" office:value-type="string" calcext:value-type="string">
            <text:p>FHR-hot</text:p>
          </table:table-cell>
          <table:table-cell table:style-name="ce5" office:value-type="string" calcext:value-type="string">
            <text:p>savannahTreasure</text:p>
          </table:table-cell>
          <table:table-cell table:style-name="ce5" table:number-columns-repeated="16379"/>
        </table:table-row>
        <table:table-row table:style-name="ro1">
          <table:table-cell table:style-name="ce12" office:value-type="string" calcext:value-type="string">
            <text:p>FHR-pithhat</text:p>
          </table:table-cell>
          <table:table-cell table:style-name="ce12">
            <draw:frame draw:z-index="14" draw:name="Image 17" draw:style-name="gr1" draw:text-style-name="P1" svg:width="1.76cm" svg:height="0.424cm" svg:x="0cm" svg:y="3.161cm">
              <draw:image xlink:href="Pictures/10000001000000400000001038D10B62.png" xlink:type="simple" xlink:show="embed" xlink:actuate="onLoad" draw:mime-type="image/png">
                <text:p/>
              </draw:image>
            </draw:frame>
          </table:table-cell>
          <table:table-cell table:style-name="ce12" office:value-type="string" calcext:value-type="string">
            <text:p>savana</text:p>
          </table:table-cell>
          <table:table-cell table:style-name="ce12" office:value-type="string" calcext:value-type="string">
            <text:p>FHR-hot</text:p>
          </table:table-cell>
          <table:table-cell table:style-name="ce12" office:value-type="string" calcext:value-type="string">
            <text:p>savannahTreasure</text:p>
          </table:table-cell>
          <table:table-cell table:style-name="ce12" table:number-columns-repeated="16379"/>
        </table:table-row>
        <table:table-row table:style-name="ro1">
          <table:table-cell office:value-type="string" calcext:value-type="string">
            <text:p>FHR-banditmask</text:p>
          </table:table-cell>
          <table:table-cell>
            <draw:frame draw:z-index="1" draw:name="Image 3" draw:style-name="gr1" draw:text-style-name="P1" svg:width="1.76cm" svg:height="0.424cm" svg:x="0cm" svg:y="-0.903cm">
              <draw:image xlink:href="Pictures/1000000100000040000000109FC31183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attlehelmet</text:p>
          </table:table-cell>
          <table:table-cell>
            <draw:frame draw:z-index="40" draw:name="Image 42" draw:style-name="gr1" draw:text-style-name="P1" svg:width="1.759cm" svg:height="0.424cm" svg:x="0cm" svg:y="-0.903cm">
              <draw:image xlink:href="Pictures/10000001000000400000001077AF34EB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gasmask</text:p>
          </table:table-cell>
          <table:table-cell>
            <draw:frame draw:z-index="33" draw:name="Image 35" draw:style-name="gr1" draw:text-style-name="P1" svg:width="1.759cm" svg:height="0.424cm" svg:x="0cm" svg:y="0.903cm">
              <draw:image xlink:href="Pictures/100000010000004000000010299913F2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thesweat</text:p>
          </table:table-cell>
          <table:table-cell>
            <draw:frame draw:z-index="57" draw:name="Image 59" draw:style-name="gr1" draw:text-style-name="P1" svg:width="1.759cm" svg:height="0.424cm" svg:x="0cm" svg:y="-4.515cm">
              <draw:image xlink:href="Pictures/10000001000000400000001054E816E6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bandit ruins</text:p>
          </table:table-cell>
          <table:table-cell office:value-type="string" calcext:value-type="string">
            <text:p>FHR-deadbeat</text:p>
          </table:table-cell>
          <table:table-cell office:value-type="string" calcext:value-type="string">
            <text:p>scorchedcity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mountiehat</text:p>
          </table:table-cell>
          <table:table-cell>
            <draw:frame draw:z-index="15" draw:name="Image 18" draw:style-name="gr1" draw:text-style-name="P1" svg:width="1.76cm" svg:height="0.424cm" svg:x="0cm" svg:y="-5.871cm">
              <draw:image xlink:href="Pictures/100000010000004000000010B6FCA1AF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now</text:p>
          </table:table-cell>
          <table:table-cell table:number-columns-repeated="2" office:value-type="string" calcext:value-type="string">
            <text:p>snow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booniehat</text:p>
          </table:table-cell>
          <table:table-cell>
            <draw:frame draw:z-index="10" draw:name="Image 13" draw:style-name="gr1" draw:text-style-name="P1" svg:width="1.76cm" svg:height="0.424cm" svg:x="0cm" svg:y="0cm">
              <draw:image xlink:href="Pictures/100000010000004000000010ACAA749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table:number-columns-repeated="2" office:value-type="string" calcext:value-type="string">
            <text:p>swampTreasur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HR-chemicalmask</text:p>
          </table:table-cell>
          <table:table-cell>
            <draw:frame draw:z-index="31" draw:name="Image 33" draw:style-name="gr1" draw:text-style-name="P1" svg:width="1.759cm" svg:height="0.424cm" svg:x="0cm" svg:y="-9.031cm">
              <draw:image xlink:href="Pictures/1000000100000040000000107468C11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toxicTreasure</text:p>
          </table:table-cell>
          <table:table-cell table:number-columns-repeated="16379"/>
        </table:table-row>
        <table:table-row table:style-name="ro1">
          <table:table-cell table:style-name="ce3" office:value-type="string" calcext:value-type="string">
            <text:p>FHR-helmetedweldingmask</text:p>
          </table:table-cell>
          <table:table-cell table:style-name="ce3">
            <draw:frame draw:z-index="36" draw:name="Image 38" draw:style-name="gr1" draw:text-style-name="P1" svg:width="1.759cm" svg:height="0.424cm" svg:x="0cm" svg:y="-9.031cm">
              <draw:image xlink:href="Pictures/100000010000004000000010EFDBFF4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industrial</text:p>
          </table:table-cell>
          <table:table-cell office:value-type="string" calcext:value-type="string">
            <text:p>FHR-industrial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oldhelmetedgasmask</text:p>
          </table:table-cell>
          <table:table-cell table:style-name="ce3">
            <draw:frame draw:z-index="38" draw:name="Image 40" draw:style-name="gr1" draw:text-style-name="P1" svg:width="1.759cm" svg:height="0.424cm" svg:x="0cm" svg:y="-9.031cm">
              <draw:image xlink:href="Pictures/100000010000004000000010882615FD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uscm</text:p>
          </table:table-cell>
          <table:table-cell office:value-type="string" calcext:value-type="string">
            <text:p>FHR-humanMilitary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office:value-type="string" calcext:value-type="string">
            <text:p>FHR-goggledpithhat</text:p>
          </table:table-cell>
          <table:table-cell table:style-name="ce3">
            <draw:frame draw:z-index="13" draw:name="Image 16" draw:style-name="gr1" draw:text-style-name="P1" svg:width="1.76cm" svg:height="0.424cm" svg:x="0cm" svg:y="-13.546cm">
              <draw:image xlink:href="Pictures/100000010000004000000010544B26D9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avana</text:p>
          </table:table-cell>
          <table:table-cell office:value-type="string" calcext:value-type="string">
            <text:p>FHR-hot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14" office:value-type="string" calcext:value-type="string">
            <text:p>FHR-hoodedsporemask</text:p>
          </table:table-cell>
          <table:table-cell table:style-name="ce14">
            <draw:frame draw:z-index="35" draw:name="Image 37" draw:style-name="gr1" draw:text-style-name="P1" svg:width="1.759cm" svg:height="0.424cm" svg:x="0cm" svg:y="-9.483cm">
              <draw:image xlink:href="Pictures/1000000100000040000000108022CE0C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maple32/generic</text:p>
          </table:table-cell>
          <table:table-cell table:style-name="ce5" office:value-type="string" calcext:value-type="string">
            <text:p>FHR-spore</text:p>
          </table:table-cell>
          <table:table-cell table:style-name="ce14" office:value-type="string" calcext:value-type="string">
            <text:p>mushroomTreasure</text:p>
          </table:table-cell>
          <table:table-cell table:style-name="ce5" table:number-columns-repeated="16379"/>
        </table:table-row>
        <table:table-row table:style-name="ro1">
          <table:table-cell table:style-name="ce3" office:value-type="string" calcext:value-type="string">
            <text:p>FHR-hattedsporemask</text:p>
          </table:table-cell>
          <table:table-cell table:style-name="ce3">
            <draw:frame draw:z-index="43" draw:name="Image 45" draw:style-name="gr1" draw:text-style-name="P1" svg:width="1.759cm" svg:height="0.424cm" svg:x="0cm" svg:y="-13.999cm">
              <draw:image xlink:href="Pictures/1000000100000040000000102C5EBBF7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maple32/generic</text:p>
          </table:table-cell>
          <table:table-cell office:value-type="string" calcext:value-type="string">
            <text:p>FHR-spore</text:p>
          </table:table-cell>
          <table:table-cell table:style-name="ce3" office:value-type="string" calcext:value-type="string">
            <text:p>mushroomTreasure</text:p>
          </table:table-cell>
          <table:table-cell table:number-columns-repeated="16379"/>
        </table:table-row>
        <table:table-row table:style-name="ro1">
          <table:table-cell table:style-name="ce14" office:value-type="string" calcext:value-type="string">
            <text:p>FHR-thebluesplayer</text:p>
          </table:table-cell>
          <table:table-cell table:style-name="ce14">
            <draw:frame draw:z-index="48" draw:name="Image 50" draw:style-name="gr1" draw:text-style-name="P1" svg:width="1.759cm" svg:height="0.424cm" svg:x="0cm" svg:y="-13.998cm">
              <draw:image xlink:href="Pictures/100000010000004000000010711E4789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generic</text:p>
          </table:table-cell>
          <table:table-cell table:style-name="ce5" office:value-type="string" calcext:value-type="string">
            <text:p>costume</text:p>
          </table:table-cell>
          <table:table-cell table:style-name="ce14"/>
          <table:table-cell table:style-name="ce5" table:number-columns-repeated="16379"/>
        </table:table-row>
        <table:table-row table:style-name="ro1">
          <table:table-cell table:style-name="ce14" office:value-type="string" calcext:value-type="string">
            <text:p>FHR-aviatorhelmetlowered</text:p>
          </table:table-cell>
          <table:table-cell table:style-name="ce14">
            <draw:frame draw:z-index="49" draw:name="Image 51" draw:style-name="gr1" draw:text-style-name="P1" svg:width="1.759cm" svg:height="0.424cm" svg:x="0cm" svg:y="-8.58cm">
              <draw:image xlink:href="Pictures/10000001000000400000001037E663C2.png" xlink:type="simple" xlink:show="embed" xlink:actuate="onLoad" draw:mime-type="image/png">
                <text:p/>
              </draw:image>
            </draw:frame>
          </table:table-cell>
          <table:table-cell table:style-name="ce5" office:value-type="string" calcext:value-type="string">
            <text:p>uscm</text:p>
          </table:table-cell>
          <table:table-cell table:style-name="ce5" office:value-type="string" calcext:value-type="string">
            <text:p>FHR-humanMilitary</text:p>
          </table:table-cell>
          <table:table-cell table:style-name="ce14"/>
          <table:table-cell table:style-name="ce5" table:number-columns-repeated="16379"/>
        </table:table-row>
        <table:table-row table:style-name="ro1">
          <table:table-cell table:style-name="ce3" office:value-type="string" calcext:value-type="string">
            <text:p>FHR-coveredboonie</text:p>
          </table:table-cell>
          <table:table-cell table:style-name="ce3">
            <draw:frame draw:z-index="50" draw:name="Image 52" draw:style-name="gr1" draw:text-style-name="P1" svg:width="1.759cm" svg:height="0.424cm" svg:x="0cm" svg:y="-8.579cm">
              <draw:image xlink:href="Pictures/100000010000004000000010DAAC726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swampTreasure</text:p>
          </table:table-cell>
          <table:table-cell table:style-name="ce3"/>
          <table:table-cell table:number-columns-repeated="16379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A39:Sheet1.C40 Sheet1.F39:Sheet1.XFD41 Sheet1.D40:Sheet1.E40 Sheet1.E39:Sheet1.E39 Sheet1.A41:Sheet1.D41 Sheet1.A42:Sheet1.XFD1048576 Sheet1.A1:Sheet1.XFD8 Sheet1.A10:Sheet1.D14 Sheet1.E9:Sheet1.XFD14 Sheet1.A9:Sheet1.B9 Sheet1.A15:Sheet1.XFD38">
            <calcext:condition calcext:apply-style-name="Note" calcext:value="contains-text(&quot;generic&quot;)" calcext:base-cell-address="Sheet1.A1"/>
          </calcext:conditional-format>
          <calcext:conditional-format calcext:target-range-address="Sheet1.D39:Sheet1.E40">
            <calcext:condition calcext:apply-style-name="Note" calcext:value="contains-text(&quot;generic&quot;)" calcext:base-cell-address="Sheet1.D39"/>
          </calcext:conditional-format>
          <calcext:conditional-format calcext:target-range-address="Sheet1.E41:Sheet1.E41">
            <calcext:condition calcext:apply-style-name="Note" calcext:value="contains-text(&quot;generic&quot;)" calcext:base-cell-address="Sheet1.E41"/>
          </calcext:conditional-format>
          <calcext:conditional-format calcext:target-range-address="Sheet1.C9:Sheet1.D9">
            <calcext:condition calcext:apply-style-name="Note" calcext:value="contains-text(&quot;generic&quot;)" calcext:base-cell-address="Sheet1.C9"/>
          </calcext:conditional-format>
          <calcext:conditional-format calcext:target-range-address="Sheet1.D9:Sheet1.D9">
            <calcext:condition calcext:apply-style-name="Note" calcext:value="contains-text(&quot;generic&quot;)" calcext:base-cell-address="Sheet1.D9"/>
          </calcext:conditional-format>
        </calcext:conditional-formats>
      </table:table>
      <table:named-expressions/>
      <table:database-ranges>
        <table:database-range table:name="__Anonymous_Sheet_DB__0" table:target-range-address="Sheet1.A1:Sheet1.E5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21:42:53.1370023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9:46:33.742188907</meta:creation-date>
    <dc:date>2025-11-09T01:25:44.371150435</dc:date>
    <meta:editing-duration>PT9H38M10S</meta:editing-duration>
    <meta:editing-cycles>6</meta:editing-cycles>
    <meta:generator>LibreOffice/24.2.7.2$Linux_X86_64 LibreOffice_project/420$Build-2</meta:generator>
    <meta:document-statistic meta:table-count="1" meta:cell-count="224" meta:object-count="58"/>
  </office:meta>
</office:document-meta>
</file>